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0.0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 table:number-rows-repeated="9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style-name="ce3" office:value-type="string">
            <text:p>1.2.5 </text:p>
          </table:table-cell>
          <table:table-cell table:style-name="ce8" office:value-type="string">
            <text:p>#31 Etuge de la gestion énergétique </text:p>
          </table:table-cell>
          <table:table-cell table:style-name="ce6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1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</table:table-row>
        <table:table-row table:style-name="ro5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6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</table:table-row>
        <table:table-row table:style-name="ro2" table:number-rows-repeated="104856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1">
          <table:table-cell table:style-name="ce3" office:value-type="string">
            <text:p>6.2.1 </text:p>
          </table:table-cell>
          <table:table-cell office:value-type="string">
            <text:p>#63 Son vers Sortie Cas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#84 Achat antenne pour dpac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6 Création class traitement signal(data 8bits vers 12bits)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7 Résoudre problèmatique de l'horloge Arduino/Android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4.2.1 </text:p>
          </table:table-cell>
          <table:table-cell office:value-type="string">
            <text:p>#55 Definition Mode de connexion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4.3.1 </text:p>
          </table:table-cell>
          <table:table-cell office:value-type="string">
            <text:p>#58 Prog Mode Connexion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4.3.2 </text:p>
          </table:table-cell>
          <table:table-cell office:value-type="string">
            <text:p>#59 Transmission Data uC/Carte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5.1.1 </text:p>
          </table:table-cell>
          <table:table-cell office:value-type="string">
            <text:p>#66 Définition des besoins apli smart</text:p>
          </table:table-cell>
          <table:table-cell table:style-name="ce6" office:value-type="float" office:value="2">
            <text:p>2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5.1.2 </text:p>
          </table:table-cell>
          <table:table-cell office:value-type="string">
            <text:p>#67 création mockup 3 boutons(quitter/écoute/diffusion/+zone log).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5.2.2 </text:p>
          </table:table-cell>
          <table:table-cell office:value-type="string">
            <text:p>#65 Connexion module guitar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6.1.2 </text:p>
          </table:table-cell>
          <table:table-cell office:value-type="string">
            <text:p>#62 Validation reception en consol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80 affichage toast pour chaque bouton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8.1.2 </text:p>
          </table:table-cell>
          <table:table-cell office:value-type="string">
            <text:p>#71 Diagramme séquence/activité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8.1.3 </text:p>
          </table:table-cell>
          <table:table-cell office:value-type="string">
            <text:p>#72 Diagramme de classe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6 Fonction échantillonnage 12bit vers 2x8bits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7 Envoi texte vers rs232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9 Envoi vers rs 232 échantillonnage sur 8bits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81 création class écoute(socket si tcp)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82 affichage texte en provenance arduino dans log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2])" office:value-type="float" office:value="121">
            <text:p>121</text:p>
          </table:table-cell>
          <table:table-cell table:number-columns-repeated="14"/>
          <table:table-cell table:style-name="ce11" table:formula="of:=SUM([.R2:.R22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5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4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5"/>
        </table:table-row>
        <table:table-row table:style-name="ro2" table:number-rows-repeated="15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41">
            <text:p>41</text:p>
          </table:table-cell>
          <table:table-cell table:number-columns-repeated="14"/>
          <table:table-cell table:style-name="ce11" table:formula="of:=SUM([.R2:.R28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21T10:42:38</dc:date>
    <dc:creator>th3fr33man </dc:creator>
    <meta:editing-duration>PT21M12S</meta:editing-duration>
    <meta:editing-cycles>8</meta:editing-cycles>
    <meta:generator>LibreOffice/3.5$Linux_X86_64 LibreOffice_project/350m1$Build-2</meta:generator>
    <meta:document-statistic meta:table-count="7" meta:cell-count="717" meta:object-count="0"/>
  </office:meta>
</office:document-meta>
</file>